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&lt;dependency&gt;<text:line-break/><text:tab/>&lt;groupId&gt;</text:span><text:span text:style-name="T2">org.springframework.boot</text:span><text:span text:style-name="T1">&lt;/groupId&gt;<text:line-break/><text:tab/>&lt;artifactId&gt;</text:span><text:span text:style-name="T2">spring-boot-starter-data-jpa</text:span><text:span text:style-name="T1">&lt;/artifactId&gt;<text:line-break/>&lt;/dependency&gt;</text:span></text:p>
      <text:p text:style-name="P1" loext:marker-style-name="T1"><text:span text:style-name="T1"/></text:p>
      <text:p text:style-name="P1" loext:marker-style-name="T1"><text:span text:style-name="T1">&lt;dependency&gt;<text:line-break/><text:tab/>&lt;groupId&gt;</text:span><text:span text:style-name="T2">org.postgresql</text:span><text:span text:style-name="T1">&lt;/groupId&gt;<text:line-break/><text:tab/>&lt;artifactId&gt;</text:span><text:span text:style-name="T2">postgresql</text:span><text:span text:style-name="T1">&lt;/artifactId&gt;<text:line-break/><text:tab/>&lt;scope&gt;</text:span><text:span text:style-name="T2">runtime</text:span><text:span text:style-name="T1">&lt;/scope&gt;<text:line-break/>&lt;/dependency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22:30:18.890000000</meta:creation-date>
    <dc:date>2024-06-17T22:31:36.534000000</dc:date>
    <meta:editing-duration>PT1M19S</meta:editing-duration>
    <meta:editing-cycles>1</meta:editing-cycles>
    <meta:document-statistic meta:table-count="0" meta:image-count="0" meta:object-count="0" meta:page-count="1" meta:paragraph-count="2" meta:word-count="9" meta:character-count="248" meta:non-whitespace-character-count="236"/>
    <meta:generator>LibreOffice/7.5.4.2$Windows_X86_64 LibreOffice_project/36ccfdc35048b057fd9854c757a8b67ec53977b6</meta:generator>
  </office:meta>
</office:document-meta>
</file>